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A0000053C0D857CDEE3C308C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e181e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266cm" svg:height="10.031cm" svg:x="0.834cm" svg:y="0.5cm">
          <draw:image xlink:href="Pictures/100002010000023A0000053C0D857CDEE3C308C0.png" xlink:type="simple" xlink:show="embed" xlink:actuate="onLoad">
            <text:p/>
          </draw:image>
        </draw:frame>
        <draw:line draw:style-name="gr2" draw:text-style-name="P1" draw:layer="layout" svg:x1="7cm" svg:y1="7.1cm" svg:x2="4.1cm" svg:y2="8.7cm">
          <text:p/>
        </draw:line>
        <draw:frame draw:style-name="gr3" draw:text-style-name="P2" draw:layer="layout" svg:width="5.7cm" svg:height="0.962cm" svg:x="6.9cm" svg:y="6.6cm">
          <draw:text-box>
            <text:p>Autorinde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8:20:37.190767704</dc:date>
    <meta:editing-duration>PT3M24S</meta:editing-duration>
    <meta:editing-cycles>4</meta:editing-cycles>
    <meta:generator>LibreOffice/6.0.3.2$MacOSX_X86_64 LibreOffice_project/8f48d515416608e3a835360314dac7e47fd0b821</meta:generator>
    <meta:document-statistic meta:object-count="3"/>
  </office:meta>
</office:document-meta>
</file>